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B0000000ECF260847B08C23FB1.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903cm" fo:margin-left="-0.199cm" fo:margin-top="0cm" fo:margin-bottom="0cm" table:align="left" style:writing-mode="lr-tb"/>
    </style:style>
    <style:style style:name="Table1.A" style:family="table-column">
      <style:table-column-properties style:column-width="15.903cm"/>
    </style:style>
    <style:style style:name="Table1.1" style:family="table-row">
      <style:table-row-properties style:min-row-height="10.996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5.903cm" fo:margin-left="-0.199cm" fo:margin-top="0cm" fo:margin-bottom="0cm" table:align="left" style:writing-mode="lr-tb"/>
    </style:style>
    <style:style style:name="Table2.A" style:family="table-column">
      <style:table-column-properties style:column-width="15.90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5.903cm" fo:margin-left="-0.199cm" fo:margin-top="0cm" fo:margin-bottom="0cm" table:align="left" style:writing-mode="lr-tb"/>
    </style:style>
    <style:style style:name="Table3.A" style:family="table-column">
      <style:table-column-properties style:column-width="15.903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199cm" fo:margin-top="0cm" fo:margin-bottom="0cm" table:align="left" style:writing-mode="lr-tb"/>
    </style:style>
    <style:style style:name="Table4.A" style:family="table-column">
      <style:table-column-properties style:column-width="15.903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5.903cm" fo:margin-left="-0.199cm" fo:margin-top="0cm" fo:margin-bottom="0cm" table:align="left" style:writing-mode="lr-tb"/>
    </style:style>
    <style:style style:name="Table5.A" style:family="table-column">
      <style:table-column-properties style:column-width="15.90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6" style:family="table">
      <style:table-properties style:width="15.903cm" fo:margin-left="-0.199cm" fo:margin-top="0cm" fo:margin-bottom="0cm" table:align="left" style:writing-mode="lr-tb"/>
    </style:style>
    <style:style style:name="Table6.A" style:family="table-column">
      <style:table-column-properties style:column-width="15.90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5.903cm" fo:margin-left="-0.199cm" fo:margin-top="0cm" fo:margin-bottom="0cm" table:align="left" style:writing-mode="lr-tb"/>
    </style:style>
    <style:style style:name="Table7.A" style:family="table-column">
      <style:table-column-properties style:column-width="15.90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5.903cm" fo:margin-left="-0.199cm" fo:margin-top="0cm" fo:margin-bottom="0cm" table:align="left" style:writing-mode="lr-tb"/>
    </style:style>
    <style:style style:name="Table8.A" style:family="table-column">
      <style:table-column-properties style:column-width="15.90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5.903cm" fo:margin-left="-0.199cm" fo:margin-top="0cm" fo:margin-bottom="0cm" table:align="left" style:writing-mode="lr-tb"/>
    </style:style>
    <style:style style:name="Table9.A" style:family="table-column">
      <style:table-column-properties style:column-width="15.90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5.903cm" fo:margin-left="-0.199cm" fo:margin-top="0cm" fo:margin-bottom="0cm" table:align="left" style:writing-mode="lr-tb"/>
    </style:style>
    <style:style style:name="Table10.A" style:family="table-column">
      <style:table-column-properties style:column-width="15.903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5.903cm" fo:margin-left="-0.199cm" fo:margin-top="0cm" fo:margin-bottom="0cm" table:align="left" style:writing-mode="lr-tb"/>
    </style:style>
    <style:style style:name="Table11.A" style:family="table-column">
      <style:table-column-properties style:column-width="15.903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5.903cm" fo:margin-left="-0.199cm" fo:margin-top="0cm" fo:margin-bottom="0cm" table:align="left" style:writing-mode="lr-tb"/>
    </style:style>
    <style:style style:name="Table12.A" style:family="table-column">
      <style:table-column-properties style:column-width="15.903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a"/>
    </style:style>
    <style:style style:name="Table13" style:family="table">
      <style:table-properties style:width="15.903cm" fo:margin-left="-0.199cm" fo:margin-top="0cm" fo:margin-bottom="0cm" table:align="left" style:writing-mode="lr-tb"/>
    </style:style>
    <style:style style:name="Table13.A" style:family="table-column">
      <style:table-column-properties style:column-width="15.903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a"/>
    </style:style>
    <style:style style:name="Table14" style:family="table">
      <style:table-properties style:width="15.903cm" fo:margin-left="-0.199cm" fo:margin-top="0cm" fo:margin-bottom="0cm" table:align="left" style:writing-mode="lr-tb"/>
    </style:style>
    <style:style style:name="Table14.A" style:family="table-column">
      <style:table-column-properties style:column-width="15.903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a"/>
    </style:style>
    <style:style style:name="Table15" style:family="table">
      <style:table-properties style:width="15.903cm" fo:margin-left="-0.199cm" fo:margin-top="0cm" fo:margin-bottom="0cm" table:align="left" style:writing-mode="lr-tb"/>
    </style:style>
    <style:style style:name="Table15.A" style:family="table-column">
      <style:table-column-properties style:column-width="15.903cm"/>
    </style:style>
    <style:style style:name="Table15.1" style:family="table-row">
      <style:table-row-properties fo:keep-together="auto"/>
    </style:style>
    <style:style style:name="Table15.A1" style:family="table-cell">
      <style:table-cell-properties fo:padding-left="0.199cm" fo:padding-right="0.191cm" fo:padding-top="0cm" fo:padding-bottom="0cm" fo:border="0.5pt solid #00000a"/>
    </style:style>
    <style:style style:name="Table16" style:family="table">
      <style:table-properties style:width="15.903cm" fo:margin-left="-0.199cm" fo:margin-top="0cm" fo:margin-bottom="0cm" table:align="left" style:writing-mode="lr-tb"/>
    </style:style>
    <style:style style:name="Table16.A" style:family="table-column">
      <style:table-column-properties style:column-width="15.903cm"/>
    </style:style>
    <style:style style:name="Table16.1" style:family="table-row">
      <style:table-row-properties fo:keep-together="auto"/>
    </style:style>
    <style:style style:name="Table16.A1" style:family="table-cell">
      <style:table-cell-properties fo:padding-left="0.199cm" fo:padding-right="0.191cm" fo:padding-top="0cm" fo:padding-bottom="0cm" fo:border="0.5pt solid #00000a"/>
    </style:style>
    <style:style style:name="Table17" style:family="table">
      <style:table-properties style:width="15.903cm" fo:margin-left="-0.199cm" fo:margin-top="0cm" fo:margin-bottom="0cm" table:align="left" style:writing-mode="lr-tb"/>
    </style:style>
    <style:style style:name="Table17.A" style:family="table-column">
      <style:table-column-properties style:column-width="15.903cm"/>
    </style:style>
    <style:style style:name="Table17.1" style:family="table-row">
      <style:table-row-properties fo:keep-together="auto"/>
    </style:style>
    <style:style style:name="Table17.A1" style:family="table-cell">
      <style:table-cell-properties fo:padding-left="0.199cm" fo:padding-right="0.191cm" fo:padding-top="0cm" fo:padding-bottom="0cm" fo:border="0.5pt solid #00000a"/>
    </style:style>
    <style:style style:name="Table18" style:family="table">
      <style:table-properties style:width="15.903cm" fo:margin-left="-0.199cm" fo:margin-top="0cm" fo:margin-bottom="0cm" table:align="left" style:writing-mode="lr-tb"/>
    </style:style>
    <style:style style:name="Table18.A" style:family="table-column">
      <style:table-column-properties style:column-width="15.903cm"/>
    </style:style>
    <style:style style:name="Table18.1" style:family="table-row">
      <style:table-row-properties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15.903cm" fo:margin-left="-0.199cm" fo:margin-top="0cm" fo:margin-bottom="0cm" table:align="left" style:writing-mode="lr-tb"/>
    </style:style>
    <style:style style:name="Table19.A" style:family="table-column">
      <style:table-column-properties style:column-width="15.903cm"/>
    </style:style>
    <style:style style:name="Table19.1" style:family="table-row">
      <style:table-row-properties fo:keep-together="auto"/>
    </style:style>
    <style:style style:name="Table19.A1" style:family="table-cell">
      <style:table-cell-properties fo:padding-left="0.199cm" fo:padding-right="0.191cm" fo:padding-top="0cm" fo:padding-bottom="0cm" fo:border="0.5pt solid #00000a"/>
    </style:style>
    <style:style style:name="Table20" style:family="table">
      <style:table-properties style:width="15.903cm" fo:margin-left="-0.199cm" fo:margin-top="0cm" fo:margin-bottom="0cm" table:align="left" style:writing-mode="lr-tb"/>
    </style:style>
    <style:style style:name="Table20.A" style:family="table-column">
      <style:table-column-properties style:column-width="15.903cm"/>
    </style:style>
    <style:style style:name="Table20.1" style:family="table-row">
      <style:table-row-properties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15.903cm" fo:margin-left="-0.199cm" fo:margin-top="0cm" fo:margin-bottom="0cm" table:align="left" style:writing-mode="lr-tb"/>
    </style:style>
    <style:style style:name="Table21.A" style:family="table-column">
      <style:table-column-properties style:column-width="15.903cm"/>
    </style:style>
    <style:style style:name="Table21.1" style:family="table-row">
      <style:table-row-properties fo:keep-together="auto"/>
    </style:style>
    <style:style style:name="Table21.A1" style:family="table-cell">
      <style:table-cell-properties fo:padding-left="0.199cm" fo:padding-right="0.191cm" fo:padding-top="0cm" fo:padding-bottom="0cm" fo:border="0.5pt solid #00000a"/>
    </style:style>
    <style:style style:name="Table22" style:family="table">
      <style:table-properties style:width="15.903cm" fo:margin-left="-0.199cm" fo:margin-top="0cm" fo:margin-bottom="0cm" table:align="left" style:writing-mode="lr-tb"/>
    </style:style>
    <style:style style:name="Table22.A" style:family="table-column">
      <style:table-column-properties style:column-width="15.903cm"/>
    </style:style>
    <style:style style:name="Table22.1" style:family="table-row">
      <style:table-row-properties fo:keep-together="auto"/>
    </style:style>
    <style:style style:name="Table22.A1" style:family="table-cell">
      <style:table-cell-properties fo:padding-left="0.199cm" fo:padding-right="0.191cm" fo:padding-top="0cm" fo:padding-bottom="0cm" fo:border="0.5pt solid #00000a"/>
    </style:style>
    <style:style style:name="Table23" style:family="table">
      <style:table-properties style:width="15.903cm" fo:margin-left="-0.199cm" fo:margin-top="0cm" fo:margin-bottom="0cm" table:align="left" style:writing-mode="lr-tb"/>
    </style:style>
    <style:style style:name="Table23.A" style:family="table-column">
      <style:table-column-properties style:column-width="15.903cm"/>
    </style:style>
    <style:style style:name="Table23.1" style:family="table-row">
      <style:table-row-properties fo:keep-together="auto"/>
    </style:style>
    <style:style style:name="Table23.A1" style:family="table-cell">
      <style:table-cell-properties fo:padding-left="0.199cm" fo:padding-right="0.191cm" fo:padding-top="0cm" fo:padding-bottom="0cm" fo:border="0.5pt solid #00000a"/>
    </style:style>
    <style:style style:name="Table24" style:family="table">
      <style:table-properties style:width="15.903cm" fo:margin-left="-0.199cm" fo:margin-top="0cm" fo:margin-bottom="0cm" table:align="left" style:writing-mode="lr-tb"/>
    </style:style>
    <style:style style:name="Table24.A" style:family="table-column">
      <style:table-column-properties style:column-width="15.903cm"/>
    </style:style>
    <style:style style:name="Table24.1" style:family="table-row">
      <style:table-row-properties fo:keep-together="auto"/>
    </style:style>
    <style:style style:name="Table24.A1" style:family="table-cell">
      <style:table-cell-properties fo:padding-left="0.199cm" fo:padding-right="0.191cm" fo:padding-top="0cm" fo:padding-bottom="0cm" fo:border="0.5pt solid #00000a"/>
    </style:style>
    <style:style style:name="Table25" style:family="table">
      <style:table-properties style:width="15.903cm" fo:margin-left="-0.199cm" fo:margin-top="0cm" fo:margin-bottom="0cm" table:align="left" style:writing-mode="lr-tb"/>
    </style:style>
    <style:style style:name="Table25.A" style:family="table-column">
      <style:table-column-properties style:column-width="15.903cm"/>
    </style:style>
    <style:style style:name="Table25.1" style:family="table-row">
      <style:table-row-properties fo:keep-together="auto"/>
    </style:style>
    <style:style style:name="Table25.A1" style:family="table-cell">
      <style:table-cell-properties fo:padding-left="0.199cm" fo:padding-right="0.191cm" fo:padding-top="0cm" fo:padding-bottom="0cm" fo:border="0.5pt solid #00000a"/>
    </style:style>
    <style:style style:name="Table26" style:family="table">
      <style:table-properties style:width="15.903cm" fo:margin-left="-0.199cm" fo:margin-top="0cm" fo:margin-bottom="0cm" table:align="left" style:writing-mode="lr-tb"/>
    </style:style>
    <style:style style:name="Table26.A" style:family="table-column">
      <style:table-column-properties style:column-width="15.903cm"/>
    </style:style>
    <style:style style:name="Table26.1" style:family="table-row">
      <style:table-row-properties fo:keep-together="auto"/>
    </style:style>
    <style:style style:name="Table26.A1" style:family="table-cell">
      <style:table-cell-properties fo:padding-left="0.199cm" fo:padding-right="0.191cm" fo:padding-top="0cm" fo:padding-bottom="0cm" fo:border="0.5pt solid #00000a"/>
    </style:style>
    <style:style style:name="Table27" style:family="table">
      <style:table-properties style:width="15.903cm" fo:margin-left="-0.199cm" fo:margin-top="0cm" fo:margin-bottom="0cm" table:align="left" style:writing-mode="lr-tb"/>
    </style:style>
    <style:style style:name="Table27.A" style:family="table-column">
      <style:table-column-properties style:column-width="15.903cm"/>
    </style:style>
    <style:style style:name="Table27.1" style:family="table-row">
      <style:table-row-properties fo:keep-together="auto"/>
    </style:style>
    <style:style style:name="Table27.A1" style:family="table-cell">
      <style:table-cell-properties fo:padding-left="0.199cm" fo:padding-right="0.191cm" fo:padding-top="0cm" fo:padding-bottom="0cm" fo:border="0.5pt solid #00000a"/>
    </style:style>
    <style:style style:name="Table28" style:family="table">
      <style:table-properties style:width="15.903cm" fo:margin-left="-0.199cm" fo:margin-top="0cm" fo:margin-bottom="0cm" table:align="left" style:writing-mode="lr-tb"/>
    </style:style>
    <style:style style:name="Table28.A" style:family="table-column">
      <style:table-column-properties style:column-width="15.903cm"/>
    </style:style>
    <style:style style:name="Table28.1" style:family="table-row">
      <style:table-row-properties fo:keep-together="auto"/>
    </style:style>
    <style:style style:name="Table28.A1" style:family="table-cell">
      <style:table-cell-properties fo:padding-left="0.199cm" fo:padding-right="0.191cm" fo:padding-top="0cm" fo:padding-bottom="0cm" fo:border="0.5pt solid #00000a"/>
    </style:style>
    <style:style style:name="Table29" style:family="table">
      <style:table-properties style:width="15.903cm" fo:margin-left="-0.199cm" fo:margin-top="0cm" fo:margin-bottom="0cm" table:align="left" style:writing-mode="lr-tb"/>
    </style:style>
    <style:style style:name="Table29.A" style:family="table-column">
      <style:table-column-properties style:column-width="15.903cm"/>
    </style:style>
    <style:style style:name="Table29.1" style:family="table-row">
      <style:table-row-properties fo:keep-together="auto"/>
    </style:style>
    <style:style style:name="Table29.A1" style:family="table-cell">
      <style:table-cell-properties fo:padding-left="0.199cm" fo:padding-right="0.191cm" fo:padding-top="0cm" fo:padding-bottom="0cm" fo:border="0.5pt solid #00000a"/>
    </style:style>
    <style:style style:name="Table30" style:family="table">
      <style:table-properties style:width="15.903cm" fo:margin-left="-0.199cm" fo:margin-top="0cm" fo:margin-bottom="0cm" table:align="left" style:writing-mode="lr-tb"/>
    </style:style>
    <style:style style:name="Table30.A" style:family="table-column">
      <style:table-column-properties style:column-width="15.903cm"/>
    </style:style>
    <style:style style:name="Table30.1" style:family="table-row">
      <style:table-row-properties fo:keep-together="auto"/>
    </style:style>
    <style:style style:name="Table30.A1" style:family="table-cell">
      <style:table-cell-properties fo:padding-left="0.199cm" fo:padding-right="0.191cm" fo:padding-top="0cm" fo:padding-bottom="0cm" fo:border="0.5pt solid #00000a"/>
    </style:style>
    <style:style style:name="Table31" style:family="table">
      <style:table-properties style:width="15.903cm" fo:margin-left="-0.199cm" fo:margin-top="0cm" fo:margin-bottom="0cm" table:align="left" style:writing-mode="lr-tb"/>
    </style:style>
    <style:style style:name="Table31.A" style:family="table-column">
      <style:table-column-properties style:column-width="15.903cm"/>
    </style:style>
    <style:style style:name="Table31.1" style:family="table-row">
      <style:table-row-properties fo:keep-together="auto"/>
    </style:style>
    <style:style style:name="Table31.A1" style:family="table-cell">
      <style:table-cell-properties fo:padding-left="0.199cm" fo:padding-right="0.191cm" fo:padding-top="0cm" fo:padding-bottom="0cm" fo:border="0.5pt solid #00000a"/>
    </style:style>
    <style:style style:name="Table32" style:family="table">
      <style:table-properties style:width="15.903cm" fo:margin-left="-0.199cm" fo:margin-top="0cm" fo:margin-bottom="0cm" table:align="left" style:writing-mode="lr-tb"/>
    </style:style>
    <style:style style:name="Table32.A" style:family="table-column">
      <style:table-column-properties style:column-width="15.903cm"/>
    </style:style>
    <style:style style:name="Table32.1" style:family="table-row">
      <style:table-row-properties fo:keep-together="auto"/>
    </style:style>
    <style:style style:name="Table32.A1" style:family="table-cell">
      <style:table-cell-properties fo:padding-left="0.199cm" fo:padding-right="0.191cm" fo:padding-top="0cm" fo:padding-bottom="0cm" fo:border="0.5pt solid #00000a"/>
    </style:style>
    <style:style style:name="Table33" style:family="table">
      <style:table-properties style:width="15.903cm" fo:margin-left="-0.199cm" fo:margin-top="0cm" fo:margin-bottom="0cm" table:align="left" style:writing-mode="lr-tb"/>
    </style:style>
    <style:style style:name="Table33.A" style:family="table-column">
      <style:table-column-properties style:column-width="15.903cm"/>
    </style:style>
    <style:style style:name="Table33.1" style:family="table-row">
      <style:table-row-properties fo:keep-together="auto"/>
    </style:style>
    <style:style style:name="Table33.A1" style:family="table-cell">
      <style:table-cell-properties fo:padding-left="0.199cm" fo:padding-right="0.191cm" fo:padding-top="0cm" fo:padding-bottom="0cm" fo:border="0.5pt solid #00000a"/>
    </style:style>
    <style:style style:name="Table34" style:family="table">
      <style:table-properties style:width="15.903cm" fo:margin-left="-0.199cm" fo:margin-top="0cm" fo:margin-bottom="0cm" table:align="left" style:writing-mode="lr-tb"/>
    </style:style>
    <style:style style:name="Table34.A" style:family="table-column">
      <style:table-column-properties style:column-width="15.903cm"/>
    </style:style>
    <style:style style:name="Table34.1" style:family="table-row">
      <style:table-row-properties fo:keep-together="auto"/>
    </style:style>
    <style:style style:name="Table34.A1" style:family="table-cell">
      <style:table-cell-properties fo:padding-left="0.199cm" fo:padding-right="0.191cm" fo:padding-top="0cm" fo:padding-bottom="0cm" fo:border="0.5pt solid #00000a"/>
    </style:style>
    <style:style style:name="Table35" style:family="table">
      <style:table-properties style:width="15.903cm" fo:margin-left="-0.199cm" fo:margin-top="0cm" fo:margin-bottom="0cm" table:align="left" style:writing-mode="lr-tb"/>
    </style:style>
    <style:style style:name="Table35.A" style:family="table-column">
      <style:table-column-properties style:column-width="15.903cm"/>
    </style:style>
    <style:style style:name="Table35.1" style:family="table-row">
      <style:table-row-properties fo:keep-together="auto"/>
    </style:style>
    <style:style style:name="Table35.A1" style:family="table-cell">
      <style:table-cell-properties fo:padding-left="0.199cm" fo:padding-right="0.191cm" fo:padding-top="0cm" fo:padding-bottom="0cm" fo:border="0.5pt solid #00000a"/>
    </style:style>
    <style:style style:name="P1" style:family="paragraph" style:parent-style-name="Standard">
      <style:text-properties fo:color="#2f5496" style:font-name="Calibri Light" fo:font-size="13pt" style:font-name-asian="F" style:font-size-asian="13pt" style:font-name-complex="F" style:font-size-complex="13pt"/>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style:text-properties fo:color="#ff0000"/>
    </style:style>
    <style:style style:name="P5" style:family="paragraph" style:parent-style-name="Standard">
      <style:paragraph-properties fo:margin-top="0cm" fo:margin-bottom="0cm" loext:contextual-spacing="false" fo:text-align="center" style:justify-single-word="false"/>
      <style:text-properties fo:color="#ff0000"/>
    </style:style>
    <style:style style:name="P6" style:family="paragraph" style:parent-style-name="Text_20_body">
      <style:paragraph-properties fo:margin-left="0.182cm" fo:margin-right="0cm" fo:margin-top="0cm" fo:margin-bottom="0cm" loext:contextual-spacing="false" fo:line-height="0.473cm" fo:text-indent="0cm" style:auto-text-indent="false" style:punctuation-wrap="hanging"/>
    </style:style>
    <style:style style:name="P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paragraph-rsid="0018ace5"/>
    </style:style>
    <style:style style:name="P8"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4ce7f" officeooo:paragraph-rsid="0014ce7f"/>
    </style:style>
    <style:style style:name="P9"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5dcfc" officeooo:paragraph-rsid="0015dcfc"/>
    </style:style>
    <style:style style:name="P10"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73922" officeooo:paragraph-rsid="00173922"/>
    </style:style>
    <style:style style:name="P11"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8ace5" officeooo:paragraph-rsid="0018ace5"/>
    </style:style>
    <style:style style:name="P12"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905aa" officeooo:paragraph-rsid="001905aa"/>
    </style:style>
    <style:style style:name="P13"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1a05f7" officeooo:paragraph-rsid="001a05f7"/>
    </style:style>
    <style:style style:name="P14"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fo:color="#000000" officeooo:rsid="001eb427" officeooo:paragraph-rsid="001eb427"/>
    </style:style>
    <style:style style:name="P15"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114b4" officeooo:paragraph-rsid="002114b4"/>
    </style:style>
    <style:style style:name="P16"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2fa14" officeooo:paragraph-rsid="0022fa14"/>
    </style:style>
    <style:style style:name="P17" style:family="paragraph" style:parent-style-name="Text_20_body">
      <style:paragraph-properties fo:margin-left="0cm" fo:margin-right="0cm" fo:margin-top="0cm" fo:margin-bottom="0cm" loext:contextual-spacing="false" fo:line-height="0.473cm" fo:text-indent="0cm" style:auto-text-indent="false" style:punctuation-wrap="hanging"/>
      <style:text-properties officeooo:rsid="00236756" officeooo:paragraph-rsid="00236756"/>
    </style:style>
    <style:style style:name="P18" style:family="paragraph" style:parent-style-name="Heading_20_2">
      <style:text-properties fo:color="#00000a" style:font-name="Calibri" fo:font-size="11pt" style:font-name-asian="Calibri1" style:font-size-asian="11pt" style:font-name-complex="F" style:font-size-complex="11pt"/>
    </style:style>
    <style:style style:name="P19" style:family="paragraph" style:parent-style-name="Heading_20_1" style:master-page-name="Standard">
      <style:paragraph-properties style:page-number="auto"/>
    </style:style>
    <style:style style:name="P20" style:family="paragraph" style:parent-style-name="List_20_Paragraph" style:list-style-name="WWNum7"/>
    <style:style style:name="P21" style:family="paragraph" style:parent-style-name="List_20_Paragraph" style:list-style-name="WWNum5"/>
    <style:style style:name="P22" style:family="paragraph" style:parent-style-name="List_20_Paragraph" style:list-style-name="WWNum10"/>
    <style:style style:name="P23" style:family="paragraph" style:parent-style-name="List_20_Paragraph" style:list-style-name="WWNum10">
      <loext:graphic-properties draw:fill="solid" draw:fill-color="#ffffff"/>
      <style:paragraph-properties fo:margin-top="0cm" fo:margin-bottom="0cm" loext:contextual-spacing="false" style:line-height-at-least="0.397cm"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caption">
      <style:paragraph-properties fo:keep-with-next="always"/>
    </style:style>
    <style:style style:name="P25" style:family="paragraph" style:parent-style-name="HTML_20_Preformatted">
      <loext:graphic-properties draw:fill="solid" draw:fill-color="#ffffff"/>
      <style:paragraph-properties fo:margin-top="0cm" fo:margin-bottom="0cm" loext:contextual-spacing="false" style:line-height-at-least="0.397cm" fo:background-color="#ffffff"/>
      <style:text-properties fo:color="#ff0000"/>
    </style:style>
    <style:style style:name="P26" style:family="paragraph" style:parent-style-name="HTML_20_Preformatted">
      <loext:graphic-properties draw:fill="solid" draw:fill-color="#ffffff"/>
      <style:paragraph-properties fo:margin-left="1.905cm" fo:margin-right="0cm" fo:margin-top="0cm" fo:margin-bottom="0cm" loext:contextual-spacing="false" style:line-height-at-least="0.397cm" fo:text-indent="0cm" style:auto-text-indent="false" fo:background-color="#ffffff"/>
      <style:text-properties fo:color="#ff00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fo:font-style="normal" fo:font-weight="bold" style:font-size-asian="12pt" style:font-style-asian="normal" style:font-weight-asian="bold"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style:text-position="super 58%" fo:font-size="12pt" style:font-size-asian="12pt" style:font-size-complex="12pt"/>
    </style:style>
    <style:style style:name="T9" style:family="text">
      <style:text-properties fo:color="#44546a" fo:font-size="9pt" fo:font-style="italic" style:font-size-asian="9pt" style:font-style-asian="italic" style:font-size-complex="9pt" style:font-style-complex="italic"/>
    </style:style>
    <style:style style:name="T10" style:family="text">
      <style:text-properties fo:color="#44546a" fo:font-style="italic" fo:font-weight="bold" style:font-style-asian="italic" style:font-weight-asian="bold" style:font-size-complex="12pt" style:font-style-complex="italic"/>
    </style:style>
    <style:style style:name="T11" style:family="text">
      <style:text-properties fo:color="#44546a" fo:font-size="12pt" fo:font-style="italic" fo:font-weight="bold" style:font-size-asian="12pt" style:font-style-asian="italic" style:font-weight-asian="bold" style:font-size-complex="12pt" style:font-style-complex="italic"/>
    </style:style>
    <style:style style:name="T12" style:family="text">
      <style:text-properties fo:color="#44546a" fo:font-size="12pt" fo:font-style="italic" style:font-size-asian="12pt" style:font-style-asian="italic" style:font-size-complex="12pt" style:font-style-complex="italic"/>
    </style:style>
    <style:style style:name="T13" style:family="text">
      <style:text-properties fo:color="#00000a" style:font-name="Calibri" fo:font-size="11pt" style:font-name-asian="Calibri1" style:font-size-asian="11pt" style:font-name-complex="F" style:font-size-complex="11pt"/>
    </style:style>
    <style:style style:name="T14" style:family="text">
      <style:text-properties officeooo:rsid="00128da7"/>
    </style:style>
    <style:style style:name="T15" style:family="text">
      <style:text-properties officeooo:rsid="0015d5a0"/>
    </style:style>
    <style:style style:name="T16" style:family="text">
      <style:text-properties officeooo:rsid="0018ace5"/>
    </style:style>
    <style:style style:name="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utorial Project – Weeks 4 and 5 (Assignment 2 – Parts A &amp; B)</text:h>
      <text:h text:style-name="Heading_20_2" text:outline-level="2"/>
      <text:h text:style-name="Heading_20_2" text:outline-level="2">Part A – Data Wrangling and Data Tiding Prior to Instrument Calibration</text:h>
      <text:h text:style-name="Heading_20_2" text:outline-level="2"/>
      <text:h text:style-name="Heading_20_2" text:outline-level="2">Objective:</text:h>
      <text:p text:style-name="Standard">The purpose of this tutorial project is to tidy and wrangle data with methods from the “tidyr” and “dplyr” libraries so that the data can be used by clients, in an easy-to-use form. <text:s/>This project will focus on the methods:</text:p>
      <text:list xml:id="list7798751473831502416" text:style-name="WWNum7">
        <text:list-item>
          <text:p text:style-name="P20">Filter() to remove missing data, out-of-bounds values and unexpected values</text:p>
        </text:list-item>
        <text:list-item>
          <text:p text:style-name="P20">Mutate() to calculate new variables</text:p>
        </text:list-item>
        <text:list-item>
          <text:p text:style-name="P20">Summarise() to concatenate information regarding replicate measurements</text:p>
        </text:list-item>
        <text:list-item>
          <text:p text:style-name="P20">Sub-sampling and stratification to make balanced distributions</text:p>
        </text:list-item>
        <text:list-item>
          <text:p text:style-name="P20">Re-scaling and other transformations</text:p>
        </text:list-item>
        <text:list-item>
          <text:p text:style-name="P20">Saving data sets in easy to read formats</text:p>
        </text:list-item>
      </text:list>
      <text:h text:style-name="Heading_20_3" text:outline-level="3">Data</text:h>
      <text:p text:style-name="Standard">Sugar factories measure sugar cane juice at the start of the factory process to determine factory settings and to determine the economic value of the supplied sugar cane. <text:s/>To enable real time factory optimisation, a real-time measurement technology called near infrared spectroscopy (NIRS) is used. <text:s/>NIRS analyses the light spectrum that the sugar cane absorbs – the absorbance spectrum is correlated to the chemical composition of the sugar cane. <text:s/>However, the NIRS instruments need to be calibrated to measure specific components of the sugar cane. <text:s/>To do this, traditional laboratory measurements are collected and used to train (calibrate) the NIRS instruments.</text:p>
      <text:p text:style-name="Standard">The first step in training the NIRS instruments is to prepare laboratory measurements. <text:s/>Because laboratories use multiple assays (different measurement types), measurement information is typically stored in different files or databases. <text:s/>This information needs to be collated, cleaned and appropriately sub-sampled to make training datasets for NIRS instruments.</text:p>
      <text:p text:style-name="Standard">The laboratory measures are:</text:p>
      <text:list xml:id="list753696637969689097" text:style-name="WWNum5">
        <text:list-item>
          <text:p text:style-name="P21"><text:span text:style-name="T1">Pol</text:span>: the amount of optical rotation of light due to different sugars in sugar cane (there are three main types of sugar in sugar cane – sucrose, fructose and dextrose)</text:p>
        </text:list-item>
        <text:list-item>
          <text:p text:style-name="P21"><text:span text:style-name="T1">Brix</text:span>: the total amount of dissolved solids in the sugar cane juice (sugar is a dissolved solid!)</text:p>
        </text:list-item>
        <text:list-item>
          <text:p text:style-name="P21"><text:span text:style-name="T1">Fibre</text:span>: multiple weight measurements are taken to estimate the percentage of fibre (or cellulose) in sugar cane. <text:s/>Fibre is important as it is a key factor in optimising factory settings, like how much energy to use to squeeze out the juice from the sugar cane.</text:p>
        </text:list-item>
        <text:list-item>
          <text:p text:style-name="P21"><text:soft-page-break/><text:span text:style-name="T1">Ash</text:span>: multiple weight measurements are taken to estimate the percentage ash content. <text:s/>Ash <text:s/>is the amount of dirt that enters with the sugar cane (usually picked up by the sugar cane harvester). <text:s/>It is important to know the ash content as flocculants are added to the squeezed juice to remove it during the refining process (you don’t want dirty sugar).</text:p>
        </text:list-item>
      </text:list>
      <text:p text:style-name="Standard">The different laboratory measurements are recorded on different software systems so that there is no single file that contains all the data. <text:s/>Additionally, because of the cost and times needed to make the lab measurement, not all laboratory measurement is taken for each sugar cane sample. <text:s/>Pol and Brix are relatively inexpensive ($25 per sample) and measurements are collected for most samples using the same database software program. <text:s/>Both Fibre and Ash are expensive ($150 p/s) and are taken very infrequently, and are recorded using two separate measurement programs. <text:s text:c="2"/>Consequently, the data is split into three data files. <text:s/>The first contains the Lab ID (a unique number for each sugar cane sample) and the corresponding Pol and Brix measurements. <text:s/>This data file contains many tens of thousands of samples.</text:p>
      <text:p text:style-name="Standard">The data files for both Fibre and Ash contain the Lab ID and a set of weight measurements that are used to calculate the Fibre and Ash values, respectively. <text:s/>These data files are very small and contain only a few hundred samples. </text:p>
      <text:h text:style-name="Heading_20_2" text:outline-level="2">Tasks</text:h>
      <text:p text:style-name="Standard">The client requires the data to be cleaned, tidied, transformed, appropriately sub-sampled, then saved in a form that they can use to input into a third-party NIRS training/calibration software (a csv file). <text:s/>Also, the client wants all the data to be saved in a single csv file for future reference. <text:s/>So, in total, there will be five outputted files, a file for each of the four laboratory measurements, which will be used to train (calibrate) the NIRS instrument, and a single file containing all the cleaned and tidied lab data, to be archived.</text:p>
      <text:p text:style-name="Standard">In this project, we will make the four NIRS training files first, then join all the tidied data to make the final lab file.</text:p>
      <text:h text:style-name="Heading_20_2" text:outline-level="2">Setting up the RStudio environment</text:h>
      <text:p text:style-name="Standard">We need to set-up a few variables, functions and libraries which will be used throughout the project. <text:s/>We will use the “dplyr”, “tidyr” and “ggplot2” libraries. We will also use some custom functions to re-scale and z-transform data. <text:s/>There is a function “<text:span text:style-name="T1">ExpectedBrix()</text:span>”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 <text:s/>Lastly, we need to specify the out-of-bound thresholds for the laboratory measurements.</text:p>
      <text:p text:style-name="P24">Table <text:sequence text:ref-name="refTable0" text:name="Table" text:formula="ooow:Table+1" style:num-format="1">1</text:sequence> <text:span text:style-name="T3">Use</text:span><text:span text:style-name="T4"> this R code to set-up the RStudio environment</text:span></text:p>
      <table:table table:name="Table1" table:style-name="Table1">
        <table:table-column table:style-name="Table1.A"/>
        <table:table-row table:style-name="Table1.1">
          <table:table-cell table:style-name="Table1.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soft-page-break/>#~~~~~~~~~~~</text:p>
            <text:p text:style-name="P3"># Functions</text:p>
            <text:p text:style-name="P3">#~~~~~~~~~~</text:p>
            <text:p text:style-name="P3"/>
            <text:p text:style-name="P3">rescale_01 &lt;-function(x) (x-min(x))/(max(x)-min(x)) -1/2</text:p>
            <text:p text:style-name="P3">z_stand&lt;-function(x) (x-mean(x))/sd(x)</text:p>
            <text:p text:style-name="P3">ExpectedBrix &lt;- function(x) (x*0.21084778699754 + 4.28455310831511)</text:p>
            <text:p text:style-name="P3"/>
            <text:p text:style-name="P3">#~~~~~~~~~~~~</text:p>
            <text:p text:style-name="P3"># Thresholds <text:span text:style-name="T14">(out of bounds)</text:span></text:p>
            <text:p text:style-name="P3">#~~~~~~~~~~~</text:p>
            <text:p text:style-name="P3">Thresh.Brix.min &lt;- 15</text:p>
            <text:p text:style-name="P3">Thresh.Brix.max &lt;- 30</text:p>
            <text:p text:style-name="P3"/>
            <text:p text:style-name="P3">Thresh.Pol.min &lt;- 50</text:p>
            <text:p text:style-name="P3">Thresh.Pol.max &lt;- 105</text:p>
            <text:p text:style-name="P3">ExpectedBrix.delta &lt;- 1</text:p>
            <text:p text:style-name="P3"/>
            <text:p text:style-name="P3">Thresh.Fibre.min &lt;- 4</text:p>
            <text:p text:style-name="P3">Thresh.Fibre.max &lt;- 25</text:p>
            <text:p text:style-name="P3">Thresh.Fibre.delta &lt;- .25</text:p>
            <text:p text:style-name="P3"/>
            <text:p text:style-name="P3">Thresh.Ash.min &lt;- 0</text:p>
            <text:p text:style-name="P3">Thresh.Ash.max &lt;- 8</text:p>
          </table:table-cell>
        </table:table-row>
      </table:table>
      <text:p text:style-name="Standard"/>
      <text:h text:style-name="Heading_20_2" text:outline-level="2">Fibre Data</text:h>
      <text:p text:style-name="Standard">The Fibre data file (Lab_Fibre_Weights.csv) is a CSV file that: (a) contains the variable names in the first row; (b) uses comma (“,”) as field separator character; and (c) uses dot (“.”) as decimal point character. </text:p>
      <text:p text:style-name="P24">Table <text:sequence text:ref-name="refTable1" text:name="Table" text:formula="ooow:Table+1" style:num-format="1">2</text:sequence> <text:span text:style-name="T3">Enter</text:span><text:span text:style-name="T4"> your R code you used to import the Fibre data into a data table called “Lab_Fibre_Data”</text:span></text:p>
      <table:table table:name="Table2" table:style-name="Table2">
        <table:table-column table:style-name="Table2.A"/>
        <table:table-row table:style-name="Table2.1">
          <table:table-cell table:style-name="Table2.A1" office:value-type="string">
            <text:p text:style-name="P8">csv &lt;- "Data/Sugar_Cane_Input_Files/Lab_Fibre_Weights.csv"</text:p>
            <text:p text:style-name="P8"><text:span text:style-name="T15">Lab_Fibre_</text:span>Data &lt;- read.csv(csv, header=T, sep=",", dec=".")</text:p>
            <text:p text:style-name="P4"/>
          </table:table-cell>
        </table:table-row>
      </table:table>
      <text:p text:style-name="Standard"/>
      <text:p text:style-name="Standard">The Fibre data file contains the raw weight measurements used to calculate the percentage of fibre in a sugar cane sample, namely:</text:p>
      <text:list xml:id="list4247546335478895121" text:style-name="WWNum10">
        <text:list-item>
          <text:p text:style-name="P23">SampleWeight, which is the initial tared weight of the sample </text:p>
        </text:list-item>
        <text:list-item>
          <text:p text:style-name="P23">InitialSampleCanWeight, which is the initial weight of the sample in a container</text:p>
        </text:list-item>
        <text:list-item>
          <text:p text:style-name="P22">FinalSampleCanWeight, which is the final weight of the sample in a container</text:p>
        </text:list-item>
      </text:list>
      <text:p text:style-name="Standard">The formula that is used to calculate the percentage fibre from the raw weight measurements is: </text:p>
      <text:p text:style-name="Standard">Fibre = 100 * (InitialSampleCanWeight – FinalSampleCanWeight) / SampleWeight</text:p>
      <text:p text:style-name="Standard">To ensure accuracy, raw weights are measured twice (columns 2 to 4 and 5 to 7 of the data) and the corresponding percentage fibre estimates (to be computed <text:soft-page-break/>using the above equation separately for the two different measurements) can be averaged to provide the final result. <text:s/></text:p>
      <text:h text:style-name="Heading_20_2" text:outline-level="2">Calculate Percentage Fibre Variables</text:h>
      <text:p text:style-name="P24">Table <text:sequence text:ref-name="refTable2" text:name="Table" text:formula="ooow:Table+1" style:num-format="1">3</text:sequence> <text:span text:style-name="T3">Calculate</text:span><text:span text:style-name="T4"> the fibre percentage of the first set of measurements (columns 2 to 4, named SampleWeight_1, InitialSampleCanWeight_1, and FinalSampleCanWeight_1). Name the resulting variable “Fibre1” and add this new variable to the “Lab_Fibre_Data” data table, using direct assignment (i.e. Lab_Fibre_Data$Fibre1 &lt;- …). <text:s/></text:span><text:span text:style-name="T3">Enter</text:span><text:span text:style-name="T4"> your R code you used:</text:span></text:p>
      <table:table table:name="Table3" table:style-name="Table3">
        <table:table-column table:style-name="Table3.A"/>
        <table:table-row table:style-name="Table3.1">
          <table:table-cell table:style-name="Table3.A1" office:value-type="string">
            <text:p text:style-name="P9">Lab_Fibre_Data$Fibre1 &lt;- 100 * (Lab_Fibre_Data$InitialSampleCanWeight_1 - Lab_Fibre_Data$FinalSampleCanWeight_1) / Lab_Fibre_Data$SampleWeight_1</text:p>
            <text:p text:style-name="P2"/>
          </table:table-cell>
        </table:table-row>
      </table:table>
      <text:p text:style-name="Standard"/>
      <text:p text:style-name="P24">Table <text:sequence text:ref-name="refTable3" text:name="Table" text:formula="ooow:Table+1" style:num-format="1">4</text:sequence> <text:span text:style-name="T3">Repeat</text:span><text:span text:style-name="T4"> the above procedure for the second set of measurements (columns 5 to 7, named SampleWeight_2, InitialSampleCanWeight_2, and FinalSampleCanWeight_2), but now using the </text:span><text:span text:style-name="T3">mutate()</text:span><text:span text:style-name="T4"> function from the dplyr package (rather than direct assignment) to calculate the corresponding fibre percentage, “Fibre2”, and add it as a new variable to the “Lab_Fibre_Data” data table. </text:span><text:span text:style-name="T3">Enter</text:span><text:span text:style-name="T4"> your R code you used:</text:span></text:p>
      <table:table table:name="Table4" table:style-name="Table4">
        <table:table-column table:style-name="Table4.A"/>
        <table:table-row table:style-name="Table4.1">
          <table:table-cell table:style-name="Table4.A1" office:value-type="string">
            <text:p text:style-name="P12">Lab_Fibre_Data &lt;- mutate(Lab_Fibre_Data, Fibre2 = 100 * (InitialSampleCanWeight_2 - FinalSampleCanWeight_2) / SampleWeight_2)</text:p>
            <text:p text:style-name="P4"/>
          </table:table-cell>
        </table:table-row>
      </table:table>
      <text:p text:style-name="Standard"/>
      <text:h text:style-name="Heading_20_2" text:outline-level="2">Filtering Fibre Variables</text:h>
      <text:p text:style-name="Standard">The Fibre data contains missing values, which are recorded <text:span text:style-name="T1">as zeros</text:span> in the data. </text:p>
      <text:p text:style-name="P24">Table <text:sequence text:ref-name="refTable4" text:name="Table" text:formula="ooow:Table+1" style:num-format="1">5</text:sequence> <text:span text:style-name="T3">Use</text:span><text:span text:style-name="T4"> the </text:span><text:span text:style-name="T3">filter()</text:span><text:span text:style-name="T4"> function to remove samples (rows) that contain a missing value in </text:span><text:span text:style-name="T5">any</text:span><text:span text:style-name="T6"> of the weight measurements. <text:s/>Since weights cannot be negative, do that by keeping only the rows that have positive values (&gt; 0) for all the six raw weight measurements. Save the filtered data to a new data table called</text:span> <text:span text:style-name="T6">Lab_Fibre_Filtered.</text:span><text:span text:style-name="T4"> <text:s/></text:span><text:span text:style-name="T3">Enter</text:span><text:span text:style-name="T4"> your R code you used:</text:span></text:p>
      <table:table table:name="Table5" table:style-name="Table5">
        <table:table-column table:style-name="Table5.A"/>
        <table:table-row table:style-name="Table5.1">
          <table:table-cell table:style-name="Table5.A1" office:value-type="string">
            <text:p text:style-name="P11">Lab_Fibre_Filter &lt;- Lab_Fibre_Data %&gt;%</text:p>
            <text:p text:style-name="P11"><text:s text:c="2"/>select(SampleWeight_1, InitialSampleCanWeight_1, FinalSampleCanWeight_1, SampleWeight_2, InitialSampleCanWeight_2, FinalSampleCanWeight_2) %&gt;%</text:p>
            <text:p text:style-name="P7"><text:span text:style-name="T16"><text:s text:c="2"/>filter(SampleWeight_1 &gt; 0, InitialSampleCanWeight_1 &gt; 0, FinalSampleCanWeight_1 &gt; 0, SampleWeight_2 &gt; 0, InitialSampleCanWeight_2 &gt; 0, FinalSampleCanWeight_2 &gt; 0)</text:span></text:p>
          </table:table-cell>
        </table:table-row>
      </table:table>
      <text:p text:style-name="Standard"/>
      <text:p text:style-name="Standard">For the replicate fibre measurements, if there is an absolute difference between the two estimates (computed variables “Fibre1” <text:s/>and “Fibre2”) equal to or greater than 0.25 units, the sample is discarded.</text:p>
      <text:p text:style-name="P24"><text:soft-page-break/>Table <text:sequence text:ref-name="refTable5" text:name="Table" text:formula="ooow:Table+1" style:num-format="1">6</text:sequence> <text:span text:style-name="T3">UPDATE </text:span><text:span text:style-name="T4">your code in table 5 to include this maximum fibre difference limit as an </text:span><text:span text:style-name="T7">additional</text:span><text:span text:style-name="T4"> filtering criteria. </text:span><text:span text:style-name="T3">Enter</text:span><text:span text:style-name="T4"> your R code you used:</text:span></text:p>
      <table:table table:name="Table6" table:style-name="Table6">
        <table:table-column table:style-name="Table6.A"/>
        <table:table-row table:style-name="Table6.1">
          <table:table-cell table:style-name="Table6.A1" office:value-type="string">
            <text:p text:style-name="P14">Lab_Fibre_Filter &lt;- Lab_Fibre_Data %&gt;%</text:p>
            <text:p text:style-name="P14"><text:s text:c="2"/>filter(SampleWeight_1 &gt; 0, InitialSampleCanWeight_1 &gt; 0, FinalSampleCanWeight_1 &gt; 0, SampleWeight_2 &gt; 0, InitialSampleCanWeight_2 &gt; 0, FinalSampleCanWeight_2 &gt; 0) %&gt;%</text:p>
            <text:p text:style-name="P14"><text:s text:c="2"/>filter((Fibre1 - Fibre2) &lt;= Thresh.Fibre.delta)</text:p>
          </table:table-cell>
        </table:table-row>
      </table:table>
      <text:p text:style-name="Standard"/>
      <text:p text:style-name="P24">Table <text:sequence text:ref-name="refTable6" text:name="Table" text:formula="ooow:Table+1" style:num-format="1">7</text:sequence> <text:span text:style-name="T3">Calculate </text:span><text:span text:style-name="T4">the final fibre estimates by averaging the replicate fibre measurements, “Fibre1” and “Fibre2”. <text:s/>Use </text:span><text:span text:style-name="T3">mutate()</text:span><text:span text:style-name="T4"> to calculate the average fibre and add it as a new variable named “Fibre” to the Lab_Fibre_Filtered data table. </text:span><text:span text:style-name="T3">Enter</text:span><text:span text:style-name="T4"> your R code you used:</text:span></text:p>
      <table:table table:name="Table7" table:style-name="Table7">
        <table:table-column table:style-name="Table7.A"/>
        <table:table-row table:style-name="Table7.1">
          <table:table-cell table:style-name="Table7.A1" office:value-type="string">
            <text:p text:style-name="P15">Lab_Fibre_Filter &lt;- mutate(Lab_Fibre_Data, Fibre = (Fibre1 + Fibre2)/2)</text:p>
            <text:p text:style-name="P4"/>
          </table:table-cell>
        </table:table-row>
      </table:table>
      <text:p text:style-name="Standard"/>
      <text:p text:style-name="Standard">Finally, we need to filter out any out-of-range measurements. <text:s/>The minimum and maximum values are specified in the environmental threshold variables we initially set-up. <text:s/>The threshold values for fibre are: Thresh.Fibre.min and Thresh.Fibre.max. </text:p>
      <text:p text:style-name="P24">Table <text:sequence text:ref-name="refTable7" text:name="Table" text:formula="ooow:Table+1" style:num-format="1">8</text:sequence> <text:span text:style-name="T3">Use </text:span><text:span text:style-name="T4">a</text:span><text:span text:style-name="T3"> PIPE to </text:span><text:span text:style-name="T4">sequentially filter the measurements in Lab_Fibre_Filtered to remove the out-of-range fibre values, first keeping only the rows of the data table for which “Fibre” is greater than Thresh.Fibre.min, and then keeping only the resulting rows for which “Fibre” is less than Thresh.Fibre.max. <text:s/>Save the resulting data into the Lab_Fibre_Filtered table. <text:s/></text:span><text:span text:style-name="T3">Enter</text:span><text:span text:style-name="T4"> your R code you used:</text:span></text:p>
      <table:table table:name="Table8" table:style-name="Table8">
        <table:table-column table:style-name="Table8.A"/>
        <table:table-row table:style-name="Table8.1">
          <table:table-cell table:style-name="Table8.A1" office:value-type="string">
            <text:p text:style-name="P16">Lab_Fibre_Filter &lt;- Lab_Fibre_Filter %&gt;%</text:p>
            <text:p text:style-name="P16"><text:s text:c="2"/>filter(Fibre &gt; Thresh.Fibre.min)</text:p>
            <text:p text:style-name="P16"><text:s text:c="2"/>filter(Fibre &lt; Thresh.Fibre.max)</text:p>
            <text:p text:style-name="P4"/>
          </table:table-cell>
        </table:table-row>
      </table:table>
      <text:p text:style-name="Standard"/>
      <text:p text:style-name="Standard">The resulting <text:span text:style-name="T4">Lab_Fibre_Filtered data table contains many temporary variables which are no longer needed.</text:span></text:p>
      <text:p text:style-name="P24">Table <text:sequence text:ref-name="refTable8" text:name="Table" text:formula="ooow:Table+1" style:num-format="1">9</text:sequence> <text:span text:style-name="T3">Use select() </text:span><text:span text:style-name="T4">to save the LabID and Fibre variables (1</text:span><text:span text:style-name="T8">st</text:span><text:span text:style-name="T4"> and last columns) from Lab_Fibre_Filtered to a new data table called Lab_Fibre. <text:s/></text:span><text:span text:style-name="T3">Enter</text:span><text:span text:style-name="T4"> your R code you used:</text:span></text:p>
      <table:table table:name="Table9" table:style-name="Table9">
        <table:table-column table:style-name="Table9.A"/>
        <table:table-row table:style-name="Table9.1">
          <table:table-cell table:style-name="Table9.A1" office:value-type="string">
            <text:p text:style-name="P17">Lab_Fibre &lt;- Lab_Fibre_Filter %&gt;%</text:p>
            <text:p text:style-name="P17"><text:s text:c="2"/>select(LabID, Fibre)</text:p>
            <text:p text:style-name="P4"/>
          </table:table-cell>
        </table:table-row>
      </table:table>
      <text:p text:style-name="Standard"/>
      <text:p text:style-name="Standard">The data table <text:span text:style-name="T4">Lab_Fibre contains the cleaned and tidied fibre measurements, alongside with their corresponding Lab IDs. <text:s/>We will need </text:span><text:soft-page-break/><text:span text:style-name="T4">this data table later to make a NIRS calibration file and to join up with the other laboratory data to make a single output file.</text:span></text:p>
      <text:h text:style-name="Heading_20_2" text:outline-level="2">Ash Data</text:h>
      <text:p text:style-name="Standard">The Ash data file (Lab_Ash_Weights.csv) is a CSV file that: (a) contains the variable names in the first row; (b) uses comma (“,”) as field separator character; and (c) uses dot (“.”) as decimal point character. <text:s text:c="2"/></text:p>
      <text:p text:style-name="P24">Table <text:sequence text:ref-name="refTable9" text:name="Table" text:formula="ooow:Table+1" style:num-format="1">10</text:sequence> <text:span text:style-name="T3">Enter</text:span><text:span text:style-name="T4"> your R code you used to import the Ash data into a data table called “Lab_Ash_Data”</text:span></text:p>
      <table:table table:name="Table10" table:style-name="Table10">
        <table:table-column table:style-name="Table10.A"/>
        <table:table-row table:style-name="Table10.1">
          <table:table-cell table:style-name="Table10.A1" office:value-type="string">
            <text:p text:style-name="P6">Enter your answer here</text:p>
            <text:p text:style-name="P4"/>
          </table:table-cell>
        </table:table-row>
      </table:table>
      <text:p text:style-name="Standard"/>
      <text:p text:style-name="Standard">The Ash data file contains the raw weight measurements used to calculate the percentage of ash in a sugar cane sample, namely:</text:p>
      <text:list xml:id="list4941522619252" text:continue-numbering="true" text:style-name="WWNum10">
        <text:list-item>
          <text:p text:style-name="P23">TinWeight (column 2)</text:p>
        </text:list-item>
        <text:list-item>
          <text:p text:style-name="P23">InitialSampleInTinWeight (column 3)</text:p>
        </text:list-item>
        <text:list-item>
          <text:p text:style-name="P22">FinalSampleInTinWeight (column 4)</text:p>
        </text:list-item>
      </text:list>
      <text:p text:style-name="Standard">The formula that is used to calculate the percentage ash is: </text:p>
      <text:p text:style-name="Standard">Ash = 100 * FinalWeight / InitialWeight</text:p>
      <text:p text:style-name="Standard">where :</text:p>
      <text:p text:style-name="Standard">InitialWeight <text:s/>= InitialSampleInTinWeight - TinWeight </text:p>
      <text:p text:style-name="Standard">FinalWeight <text:s/>= FinalSampleInTinWeight - TinWeight </text:p>
      <text:h text:style-name="Heading_20_2" text:outline-level="2">Calculate Ash Variables</text:h>
      <text:p text:style-name="Standard">The Ash data file contains missing values, which are recorded as zeros in the data. <text:s/>These zero values need to be filtered out before calculating the percentage ash.</text:p>
      <text:p text:style-name="P24">Table <text:sequence text:ref-name="refTable10" text:name="Table" text:formula="ooow:Table+1" style:num-format="1">11</text:sequence> <text:span text:style-name="T3">Use </text:span><text:span text:style-name="T4">a</text:span><text:span text:style-name="T3"> PIPE </text:span><text:span text:style-name="T4">to (a) first filter out the missing values using filter(), then sequentially calculate (b) “InitialWeight”, (c) “FinalWeight” and (d) “Ash” as new variables using mutate(). <text:s/>Save the pipe result to a new data table Lab_Ash_Calculated. <text:s/></text:span><text:span text:style-name="T3">Enter</text:span><text:span text:style-name="T4"> your R code you used:</text:span></text:p>
      <table:table table:name="Table11" table:style-name="Table11">
        <table:table-column table:style-name="Table11.A"/>
        <table:table-row table:style-name="Table11.1">
          <table:table-cell table:style-name="Table11.A1" office:value-type="string">
            <text:p text:style-name="P6">Enter your answer here</text:p>
            <text:p text:style-name="P4"><text:bookmark text:name="_Hlk492930186"/></text:p>
          </table:table-cell>
        </table:table-row>
      </table:table>
      <text:p text:style-name="Standard"/>
      <text:h text:style-name="Heading_20_2" text:outline-level="2">Filtering Ash Variables</text:h>
      <text:p text:style-name="Standard">We need to filter out any out-of-range measurements. <text:s/>The minimum and maximum value are specified in the environmental variables we initially set-up. <text:s/>The threshold values for ash are: Thresh.Ash.min and Thresh.Ash.max.</text:p>
      <text:p text:style-name="P24"><text:soft-page-break/>Table <text:sequence text:ref-name="refTable11" text:name="Table" text:formula="ooow:Table+1" style:num-format="1">12</text:sequence> <text:span text:style-name="T3">Update </text:span><text:span text:style-name="T4">your</text:span><text:span text:style-name="T3"> PIPE </text:span><text:span text:style-name="T4">from table 11 to filter out any out-of-range Ash values. <text:s/>Hint: Add the additional filter at the end of the pipe. <text:s/></text:span><text:span text:style-name="T3">Enter</text:span><text:span text:style-name="T4"> your R code you used:</text:span></text:p>
      <table:table table:name="Table12" table:style-name="Table12">
        <table:table-column table:style-name="Table12.A"/>
        <table:table-row table:style-name="Table12.1">
          <table:table-cell table:style-name="Table12.A1" office:value-type="string">
            <text:p text:style-name="P6">Enter your answer here</text:p>
            <text:p text:style-name="P4"/>
          </table:table-cell>
        </table:table-row>
      </table:table>
      <text:p text:style-name="Standard"/>
      <text:h text:style-name="Heading_20_2" text:outline-level="2">Summarising Ash Variables</text:h>
      <text:p text:style-name="Standard">To ensure accuracy, ash is also measured twice, and the two measurements are supposed to be averaged to provide the final result. <text:s/>However, unlike the fibre data, replicates occur as two separate rows (rather than columns) in the data, with the same Lab ID. We need to summarise the replicate values to a single, averaged value.</text:p>
      <text:p text:style-name="P24">Table <text:sequence text:ref-name="refTable12" text:name="Table" text:formula="ooow:Table+1" style:num-format="1">13</text:sequence> <text:span text:style-name="T3">Use a PIPE</text:span><text:span text:style-name="T4"> with the </text:span><text:span text:style-name="T3">grouped_by()</text:span><text:span text:style-name="T4"> and </text:span><text:span text:style-name="T3">summarize()</text:span><text:span text:style-name="T4"> functions</text:span><text:span text:style-name="T3"> </text:span><text:span text:style-name="T4">to produce a data table called Lab_Ash that is grouped by LabID and summarises variable Ash by taking its grouped mean values. The resulting table, Lab_Ash, must then have two variables, LabID and Ash, where LabID now contains unique values (no replicates). </text:span><text:span text:style-name="T3">Enter</text:span><text:span text:style-name="T4"> your R code you used:</text:span></text:p>
      <table:table table:name="Table13" table:style-name="Table13">
        <table:table-column table:style-name="Table13.A"/>
        <table:table-row table:style-name="Table13.1">
          <table:table-cell table:style-name="Table13.A1" office:value-type="string">
            <text:p text:style-name="P6">Enter your answer here</text:p>
            <text:p text:style-name="P4"/>
          </table:table-cell>
        </table:table-row>
      </table:table>
      <text:p text:style-name="Standard"/>
      <text:p text:style-name="Standard">The data table <text:span text:style-name="T4">Lab_Ash contains the cleaned and tidied ash measurements. <text:s/>We will need this data table later to make a NIRS calibration file and to join up with the other laboratory data to make a single output file.</text:span></text:p>
      <text:h text:style-name="Heading_20_2" text:outline-level="2">Pol and Brix Data</text:h>
      <text:p text:style-name="Standard">The Pol and Brix data file (Lab_Pol_Brix.csv) is a CSV file that: (a) contains the variable names in the first row; (b) uses comma (“,”) as field separator character; and (c) uses dot (“.”) as decimal point character. </text:p>
      <text:p text:style-name="Standard"><text:span text:style-name="T9">Table </text:span><text:span text:style-name="T9"><text:sequence text:ref-name="refTable13" text:name="Table" text:formula="ooow:Table+1" style:num-format="1">14</text:sequence></text:span><text:span text:style-name="T9"> </text:span><text:span text:style-name="T10">Enter</text:span><text:span text:style-name="T11"> </text:span><text:span text:style-name="T12">your R code you used to import the Pol and Brix data into a data table called “Lab_PB_Data”</text:span></text:p>
      <table:table table:name="Table14" table:style-name="Table14">
        <table:table-column table:style-name="Table14.A"/>
        <table:table-row table:style-name="Table14.1">
          <table:table-cell table:style-name="Table14.A1" office:value-type="string">
            <text:p text:style-name="P6">Enter your answer here</text:p>
            <text:p text:style-name="P4"/>
          </table:table-cell>
        </table:table-row>
      </table:table>
      <text:p text:style-name="Standard"><text:bookmark text:name="_Hlk492970431"/></text:p>
      <text:p text:style-name="Standard">The Pol and Brix dataset does not contain any missing values because the database that exported the records had already handled missing values. <text:s/>However, the dataset does contain anomalous measurements. <text:s/>There is a function “ExpectedBrix” which uses the Pol value as the input. <text:s/>This function calculates the expected Brix given a Pol value. <text:s/>A difference between the measured Brix and expected Brix greater than one indicates that there was a problem in collecting either the Brix <text:span text:style-name="T2">or</text:span> Pol measurements.</text:p>
      <text:p text:style-name="P24"><text:soft-page-break/>Table <text:sequence text:ref-name="refTable14" text:name="Table" text:formula="ooow:Table+1" style:num-format="1">15</text:sequence> <text:span text:style-name="T3">Use </text:span><text:span text:style-name="T4">the</text:span><text:span text:style-name="T3"> mutate() </text:span><text:span text:style-name="T4">function to add to the data table Lab_PB_Data a new variable, PredBrix, which uses the</text:span> <text:span text:style-name="T4">ExpectedBrix function with Pol as input. <text:s/></text:span><text:span text:style-name="T3">Enter</text:span><text:span text:style-name="T4"> your R code you used:</text:span></text:p>
      <table:table table:name="Table15" table:style-name="Table15">
        <table:table-column table:style-name="Table15.A"/>
        <table:table-row table:style-name="Table15.1">
          <table:table-cell table:style-name="Table15.A1" office:value-type="string">
            <text:p text:style-name="P6">Enter your answer here</text:p>
            <text:p text:style-name="P4"/>
          </table:table-cell>
        </table:table-row>
      </table:table>
      <text:p text:style-name="Standard"/>
      <text:p text:style-name="P24">Table <text:sequence text:ref-name="refTable15" text:name="Table" text:formula="ooow:Table+1" style:num-format="1">16</text:sequence> <text:span text:style-name="T3">Use ggplot() </text:span><text:span text:style-name="T4">to visually display a scatter (i.e. point) plot of variables Brix and Pol. Colour code the points according to if the absolute difference between the measured Brix (variable Brix, 3</text:span><text:span text:style-name="T8">rd</text:span><text:span text:style-name="T4"> column) and the predicted Brix (variable PredBrix, 4</text:span><text:span text:style-name="T8">th</text:span><text:span text:style-name="T4"> column) is greater than one. <text:s/></text:span><text:span text:style-name="T3">Enter</text:span><text:span text:style-name="T4"> your R code </text:span><text:span text:style-name="T3">and</text:span><text:span text:style-name="T4"> the jpeg of the plot:</text:span></text:p>
      <table:table table:name="Table16" table:style-name="Table16">
        <table:table-column table:style-name="Table16.A"/>
        <table:table-row table:style-name="Table16.1">
          <table:table-cell table:style-name="Table16.A1" office:value-type="string">
            <text:p text:style-name="P6">Enter your answer here</text:p>
            <text:p text:style-name="P5"/>
          </table:table-cell>
        </table:table-row>
      </table:table>
      <text:p text:style-name="Standard"/>
      <text:p text:style-name="Standard">We have used PIPES to filter data. <text:s/>Now we will use a PIPE to filter data and select variables.</text:p>
      <text:p text:style-name="P24">Table <text:sequence text:ref-name="refTable16" text:name="Table" text:formula="ooow:Table+1" style:num-format="1">17</text:sequence> <text:span text:style-name="T3">Use </text:span><text:span text:style-name="T4">a</text:span><text:span text:style-name="T3"> PIPE </text:span><text:span text:style-name="T4">to sequentially filter out undesirable rows from Lab_PB_Data, and then select only a subset of its variables, as follows: first, filter out samples (rows) where (a) the absolute difference between the measured Brix and predicted Brix is greater than one, and/or (b) any value for Pol or Brix are out of range (the min. and max. values are specified in the threshold variables we initially set-up, namely, Thresh.Brix.min, Thresh.Brix.max, Thresh.Pol.min, and Thresh.Pol.max). Then, (c) select only the variables LabID, Pol and Brix to constitute a new data table, called Lab_PB. </text:span><text:span text:style-name="T3">Enter</text:span><text:span text:style-name="T4"> your R code you used:</text:span></text:p>
      <table:table table:name="Table17" table:style-name="Table17">
        <table:table-column table:style-name="Table17.A"/>
        <table:table-row table:style-name="Table17.1">
          <table:table-cell table:style-name="Table17.A1" office:value-type="string">
            <text:p text:style-name="P6">Enter your answer here</text:p>
            <text:p text:style-name="P4"/>
          </table:table-cell>
        </table:table-row>
      </table:table>
      <text:p text:style-name="Standard"/>
      <text:p text:style-name="Standard">The data table <text:span text:style-name="T4">Lab_PB contains the cleaned and tidied Pol and Brix measurements. <text:s/>We will need this data table later to make a NIRS calibration file and to join up with the other laboratory data to make a single output file.</text:span></text:p>
      <text:p text:style-name="Standard"/>
      <text:h text:style-name="Heading_20_2" text:outline-level="2">A Single Lab File</text:h>
      <text:p text:style-name="Standard">We have tidied and cleaned laboratory data for the Fibre, Ash and Pol and Brix samples in the three data tables Lab_Fibre, Lab_Ash and Lab_PB respectively. <text:s/>The common variable that links all the samples together is LabID. <text:s/>To join tables together using a common key variable, we can use the <text:span text:style-name="T1">full_join()</text:span> function from the <text:span text:style-name="T1">dplyr</text:span> library.</text:p>
      <text:p text:style-name="P24">Table <text:sequence text:ref-name="refTable17" text:name="Table" text:formula="ooow:Table+1" style:num-format="1">18</text:sequence> <text:span text:style-name="T3">Use </text:span><text:span text:style-name="T4">the following R code to join the Fibre and Ash tables together. </text:span></text:p>
      <table:table table:name="Table18" table:style-name="Table18">
        <table:table-column table:style-name="Table18.A"/>
        <table:table-row table:style-name="Table18.1">
          <table:table-cell table:style-name="Table18.A1" office:value-type="string">
            <text:p text:style-name="P3"><text:span text:style-name="T4">Lab &lt;- full_join(Lab_Ash, Lab_Fibre, by=c("LabID" = "LabID"))</text:span></text:p>
          </table:table-cell>
        </table:table-row>
      </table:table>
      <text:p text:style-name="Standard"/>
      <text:p text:style-name="Standard"><text:soft-page-break/>The last clause in the above full_join() statement uses the <text:s/>input parameter by=c(“LabID” = “LabID”). <text:s/>This parameter specifies which variable names to link the samples (rows) to between the two data tables. <text:s/>Also, because not every LabID has an Ash and a Fibre measurement (i.e., some Lab IDs in one file may not be present in the other file and vice-versa), NA (missing values) are inserted where the sample does not have a respective Ash or Fibre measurement. <text:s/></text:p>
      <text:p text:style-name="Standard">Now, let’s add the Pol and Brix data to the Lab data table</text:p>
      <text:p text:style-name="P24">Table <text:sequence text:ref-name="refTable18" text:name="Table" text:formula="ooow:Table+1" style:num-format="1">19</text:sequence> <text:span text:style-name="T3">Join </text:span><text:span text:style-name="T4">the existing Lab data table to the Lab_PB data table. <text:s/></text:span><text:span text:style-name="T3">Enter</text:span><text:span text:style-name="T4"> you R code </text:span><text:span text:style-name="T3">and</text:span><text:span text:style-name="T4"> the first eleven rows of the combined Lab data table. Hint: Use Lab[1:11,] to display the top 11 rows: </text:span></text:p>
      <table:table table:name="Table19" table:style-name="Table19">
        <table:table-column table:style-name="Table19.A"/>
        <table:table-row table:style-name="Table19.1">
          <table:table-cell table:style-name="Table19.A1" office:value-type="string">
            <text:p text:style-name="P6">Enter your answer here</text:p>
            <text:p text:style-name="P4"/>
          </table:table-cell>
        </table:table-row>
      </table:table>
      <text:p text:style-name="Standard"/>
      <text:p text:style-name="Standard">To save the Lab data table, we can use the <text:span text:style-name="T1">write.table()</text:span> function in the R base library.</text:p>
      <text:p text:style-name="P24">Table <text:sequence text:ref-name="refTable19" text:name="Table" text:formula="ooow:Table+1" style:num-format="1">20</text:sequence> <text:span text:style-name="T3">Use </text:span><text:span text:style-name="T4">the following R code to save the Lab data table to disk </text:span></text:p>
      <table:table table:name="Table20" table:style-name="Table20">
        <table:table-column table:style-name="Table20.A"/>
        <table:table-row table:style-name="Table20.1">
          <table:table-cell table:style-name="Table20.A1" office:value-type="string">
            <text:p text:style-name="P3"><text:span text:style-name="T4">write.table(Lab, file = "Lab_Out.csv", append = FALSE, quote = TRUE, sep = ",",</text:span></text:p>
            <text:p text:style-name="P3"><text:span text:style-name="T4"><text:s text:c="12"/>eol = "\n", na = "NA", dec = ".", row.names = FALSE, col.names = TRUE, qmethod = c("escape", "double"), fileEncoding = "")</text:span></text:p>
          </table:table-cell>
        </table:table-row>
      </table:table>
      <text:p text:style-name="Standard"/>
      <text:h text:style-name="Heading_20_2" text:outline-level="2">Making Calibration files</text:h>
      <text:p text:style-name="Standard">Because the Lab_Fibre and Lab_Ash data tables have only a few hundred samples, the calibration data files will contain all of the tidied and cleaned samples. <text:s/>However, to help the user with the third-party NIRS training (calibration) software, both the Fibre and Ash measurements need to be transformed before saving to file.</text:p>
      <text:p text:style-name="Standard">The Fibre values need to be transformed (rescaled) using the z_stand() function provided in the environment set-up, while the Ash values need to be log transformed and then rescaled using the z_stand() function.</text:p>
      <text:p text:style-name="P24">Table <text:sequence text:ref-name="refTable20" text:name="Table" text:formula="ooow:Table+1" style:num-format="1">21</text:sequence> <text:span text:style-name="T3">Use </text:span><text:span text:style-name="T4">transform() to transform the Fibre measurements from the Lab_Fibre table using the provided z_stand() function. <text:s/>Then </text:span><text:span text:style-name="T3">save</text:span><text:span text:style-name="T4"> the resulting table (containing variables LabID and Fibre) to a file on disk. <text:s/></text:span><text:span text:style-name="T3">Enter</text:span><text:span text:style-name="T4"> the R code you use to perform both actions. </text:span></text:p>
      <table:table table:name="Table21" table:style-name="Table21">
        <table:table-column table:style-name="Table21.A"/>
        <table:table-row table:style-name="Table21.1">
          <table:table-cell table:style-name="Table21.A1" office:value-type="string">
            <text:p text:style-name="P6">Enter your answer here</text:p>
            <text:p text:style-name="P4"/>
          </table:table-cell>
        </table:table-row>
      </table:table>
      <text:p text:style-name="Standard"/>
      <text:p text:style-name="P24"><text:soft-page-break/>Table <text:sequence text:ref-name="refTable21" text:name="Table" text:formula="ooow:Table+1" style:num-format="1">22</text:sequence> <text:span text:style-name="T3">Use a pipe </text:span><text:span text:style-name="T4">with two subsequent transform() operations to transform the Ash measurements from the Lab_Ash table, first using log10(), and then using z_stand(). <text:s/></text:span><text:span text:style-name="T3">Save</text:span><text:span text:style-name="T4"> the resulting table (containing variables LabID and Ash) to a file on disk. <text:s/></text:span><text:span text:style-name="T3">Enter</text:span><text:span text:style-name="T4"> the R code you use to perform both actions.</text:span></text:p>
      <table:table table:name="Table22" table:style-name="Table22">
        <table:table-column table:style-name="Table22.A"/>
        <table:table-row table:style-name="Table22.1">
          <table:table-cell table:style-name="Table22.A1" office:value-type="string">
            <text:p text:style-name="P6">Enter your answer here</text:p>
            <text:p text:style-name="P4"/>
          </table:table-cell>
        </table:table-row>
      </table:table>
      <text:p text:style-name="Standard"/>
      <text:p text:style-name="Standard">The Pol and Brix samples are a bit tricker because the third-party software is limited to use no more than 2000 samples. <text:s/>To produce calibration files for Brix and Pol, we will need to sub-sample. <text:s/>Additionally, the third-party software produces optimised calibrations when the calibration data has a box distribution. Therefore, to make the calibration files, we need to perform stratified sub-sampling to (a) limit the number of samples and (b) to produce a box distribution.</text:p>
      <text:p text:style-name="Standard">However, the Lab_PB data does not have an existing variable to make stratified sub-samples; we have to make one ourselves. <text:s/>The base library function cut(x) divides the range of x into intervals and codes the values in x according to which interval they fall. The leftmost interval corresponds to level one, the next leftmost to level two and so on.</text:p>
      <text:p text:style-name="P24">Table <text:sequence text:ref-name="refTable22" text:name="Table" text:formula="ooow:Table+1" style:num-format="1">23</text:sequence> <text:span text:style-name="T3">Use </text:span><text:span text:style-name="T4">the following R code to create a variable which can be subsequently used for stratified sub-sampling: </text:span></text:p>
      <table:table table:name="Table23" table:style-name="Table23">
        <table:table-column table:style-name="Table23.A"/>
        <table:table-row table:style-name="Table23.1">
          <table:table-cell table:style-name="Table23.A1" office:value-type="string">
            <text:p text:style-name="P3"><text:span text:style-name="T4">Lab_PB$Bbin &lt;- cut(Lab_PB$Brix, 40, labels = FALSE)</text:span></text:p>
          </table:table-cell>
        </table:table-row>
      </table:table>
      <text:p text:style-name="Standard"/>
      <text:p text:style-name="Standard">This creates an auxiliary variable, Bbin, that splits the range of Brix values in the Lab_PB table into forty sections. <text:s/>The resulting Bbin variable is an integer variable and, as such, it cannot be readily used for stratification because the stratification variable needs to be an ordinal variable for grouping. <text:s/>To change the variable type, we will re-cast the integer variable into an ordinal factor variable using the as.factor() function</text:p>
      <text:p text:style-name="P24">Table <text:sequence text:ref-name="refTable23" text:name="Table" text:formula="ooow:Table+1" style:num-format="1">24</text:sequence> <text:span text:style-name="T3">Use </text:span><text:span text:style-name="T4">the following R code to re-cast the Bbin variable as ordinal, so it can be used for stratified sub-sampling: </text:span></text:p>
      <table:table table:name="Table24" table:style-name="Table24">
        <table:table-column table:style-name="Table24.A"/>
        <table:table-row table:style-name="Table24.1">
          <table:table-cell table:style-name="Table24.A1" office:value-type="string">
            <text:p text:style-name="P3"><text:span text:style-name="T4">Lab_PB$Bbin &lt;- as.factor(Lab_PB$Bbin)</text:span></text:p>
          </table:table-cell>
        </table:table-row>
      </table:table>
      <text:p text:style-name="Standard"/>
      <text:p text:style-name="Standard">Now Bbin can be used as a grouping variable for sub-sampling.</text:p>
      <text:p text:style-name="P24">Table <text:sequence text:ref-name="refTable24" text:name="Table" text:formula="ooow:Table+1" style:num-format="1">25</text:sequence> <text:span text:style-name="T3">Use </text:span><text:span text:style-name="T4">the group_by() function then the sample_n() function to perform stratified sampling on the Brix meansurements, using Bbin as the grouping variable and size=50 for the number of samples in each stratification. </text:span><text:span text:style-name="T3">Name</text:span><text:span text:style-name="T4"> the resulting data table as Lab_B_Stratified_Balanced. Note: sample_n() will need to use attribute replace = TRUE, as not all groups have fifty samples. <text:s/></text:span><text:span text:style-name="T3">Enter</text:span><text:span text:style-name="T4"> the R code you use to perform both actions. </text:span></text:p>
      <table:table table:name="Table25" table:style-name="Table25">
        <table:table-column table:style-name="Table25.A"/>
        <table:table-row table:style-name="Table25.1">
          <table:table-cell table:style-name="Table25.A1" office:value-type="string">
            <text:p text:style-name="P6">Enter your answer here</text:p>
            <text:p text:style-name="P4"><text:soft-page-break/></text:p>
          </table:table-cell>
        </table:table-row>
      </table:table>
      <text:p text:style-name="Standard"/>
      <text:p text:style-name="Standard">Now that we have a stratified sub-sample, to make the clients work easier, the stratified sub-sample Brix measurements need to be rescaled using the rescale_01() function provided in the environment set-up. <text:s/>Then, we need to select the LabID and Brix variables form the stratified sub-sampled data table, so we can write them as a separate data table to a csv file.</text:p>
      <text:p text:style-name="P24">Table <text:sequence text:ref-name="refTable25" text:name="Table" text:formula="ooow:Table+1" style:num-format="1">26</text:sequence> <text:span text:style-name="T3">Use </text:span><text:span text:style-name="T4">transform() with rescale_01() to rescale the Brix measurements in Lab_B_Stratified_Balanced. Then, </text:span><text:span text:style-name="T3">use</text:span><text:span text:style-name="T4"> select() to select only the LabID and Brix variables, and </text:span><text:span text:style-name="T3">write</text:span><text:span text:style-name="T4"> the resulting data table to a csv file. <text:s/></text:span><text:span text:style-name="T3">Enter</text:span><text:span text:style-name="T4"> the R code you use to perform the three actions. </text:span><text:bookmark text:name="_Hlk492935453"/></text:p>
      <table:table table:name="Table26" table:style-name="Table26">
        <table:table-column table:style-name="Table26.A"/>
        <table:table-row table:style-name="Table26.1">
          <table:table-cell table:style-name="Table26.A1" office:value-type="string">
            <text:p text:style-name="P6">Enter your answer here</text:p>
            <text:p text:style-name="P4"/>
          </table:table-cell>
        </table:table-row>
      </table:table>
      <text:p text:style-name="Standard"/>
      <text:p text:style-name="Standard">We can repeat the method used to make the Brix stratified sub-sample for the Pol measurement, but stream line it by using a pipe. <text:s/></text:p>
      <text:p text:style-name="P24">Table <text:sequence text:ref-name="refTable26" text:name="Table" text:formula="ooow:Table+1" style:num-format="1">27</text:sequence> <text:span text:style-name="T3">Use</text:span><text:span text:style-name="T4"> a pipe to repeat the stratified sub-sampling method used for Brix, but now for Pol. Then write the LabID and the (stratified, sub-sampled, rescaled) Pol vales to a file. <text:s/></text:span><text:span text:style-name="T3">Enter</text:span><text:span text:style-name="T4"> the R code you use to perform both actions. </text:span></text:p>
      <table:table table:name="Table27" table:style-name="Table27">
        <table:table-column table:style-name="Table27.A"/>
        <table:table-row table:style-name="Table27.1">
          <table:table-cell table:style-name="Table27.A1" office:value-type="string">
            <text:p text:style-name="P6">Enter your answer here</text:p>
            <text:p text:style-name="P4"/>
          </table:table-cell>
        </table:table-row>
      </table:table>
      <text:p text:style-name="Standard"/>
      <text:p text:style-name="P1"/>
      <text:h text:style-name="Heading_20_2" text:outline-level="2">Part B – Processing NIRS Predictions</text:h>
      <text:h text:style-name="P18" text:outline-level="2"/>
      <text:h text:style-name="Heading_20_2" text:outline-level="2"><text:span text:style-name="T13">In part A of this assignment, we processed raw laboratory data and produced a number of files to be used as input into a third-party calibration software than trains NIRS instruments to make accurate measurements of sugar cane samples. Once an NIRS instrument has been calibrated with our files using such a third-party software, the instrument can then be used to make measurements of new sugar cane samples. These measurements are initially stored into a raw data file, which also needs to be processed for further analysis.</text:span></text:h>
      <text:p text:style-name="Standard"/>
      <text:h text:style-name="Heading_20_2" text:outline-level="2">Data</text:h>
      <text:p text:style-name="Standard">The set of NIRS measurements are: Pol, Brix, Fibre and Ash. <text:s/>Because NIRS is fast, multiple NIRS measurement sets are taken per sugar cane sample. <text:s/>However, because it is fast, not all measurements are high quality. <text:s/>NIRS measurements need to be screened for quality then aggregated before it is used by other controlling systems for factory control.</text:p>
      <text:p text:style-name="Standard">For each NIRS measurement, a set of distance values, GH (Global neighbourhood) and NH (Nearest Neighbourhood), are calculated and used for quality control. <text:s/>GH and NH values less than 3.5 and 2, respectively, are high <text:soft-page-break/>quality measurements. <text:s/>If either the GH or NH are greater than 3.5 and 2, respectively, then the NIRS measurement cannot be trusted, and is subsequently discarded.</text:p>
      <text:h text:style-name="Heading_20_2" text:outline-level="2">Task</text:h>
      <text:p text:style-name="Standard">The client requires us to clean and tidy the NIRS data, specifically, filter out any low quality measurements and any out-of-range values. <text:s/>Secondly, the client needs the cleaned data to be averaged according to the sample ID. Then, lastly, they require a single csv file containing the averaged, cleaned data.</text:p>
      <text:p text:style-name="Standard">First, we need to set-up a few variables and libraries which will be used throughout the task. <text:s/>We will use the “dplyr”, “tidyr” and “ggplot2” libraries</text:p>
      <text:p text:style-name="P24">Table <text:sequence text:ref-name="refTable27" text:name="Table" text:formula="ooow:Table+1" style:num-format="1">28</text:sequence> <text:span text:style-name="T3">Use</text:span><text:span text:style-name="T4"> this R code to set-up the RStudio environment</text:span></text:p>
      <table:table table:name="Table28" table:style-name="Table28">
        <table:table-column table:style-name="Table28.A"/>
        <table:table-row table:style-name="Table28.1">
          <table:table-cell table:style-name="Table28.A1" office:value-type="string">
            <text:p text:style-name="P3">#~~~~~~~~~~~</text:p>
            <text:p text:style-name="P3"># Libraries</text:p>
            <text:p text:style-name="P3">#~~~~~~~~~~</text:p>
            <text:p text:style-name="P3">library(dplyr)</text:p>
            <text:p text:style-name="P3">library(ggplot2)</text:p>
            <text:p text:style-name="P3">library(tidyr)</text:p>
            <text:p text:style-name="P3"/>
            <text:p text:style-name="P3">#~~~~~~~~~~~~</text:p>
            <text:p text:style-name="P3"># Thresholds</text:p>
            <text:p text:style-name="P3">#~~~~~~~~~~~</text:p>
            <text:p text:style-name="P3">Thresh.Brix.min &lt;- 15</text:p>
            <text:p text:style-name="P3">Thresh.Brix.max &lt;- 30</text:p>
            <text:p text:style-name="P3"/>
            <text:p text:style-name="P3">Thresh.Pol.min &lt;- 50</text:p>
            <text:p text:style-name="P3">Thresh.Pol.max &lt;- 105</text:p>
            <text:p text:style-name="P3"/>
            <text:p text:style-name="P3">Thresh.Fibre.min &lt;- 4</text:p>
            <text:p text:style-name="P3">Thresh.Fibre.max &lt;- 25</text:p>
            <text:p text:style-name="P3"/>
            <text:p text:style-name="P3">Thresh.Ash.min &lt;- 0</text:p>
            <text:p text:style-name="P3">Thresh.Ash.max &lt;- 8</text:p>
          </table:table-cell>
        </table:table-row>
      </table:table>
      <text:p text:style-name="Standard"/>
      <text:p text:style-name="Standard">Now we need to import the NIRS data (NIRPred.csv), a CSV file with variable names in the first row, comma (“,”) as field separator character, and dot (“.”) as decimal point character. </text:p>
      <text:p text:style-name="P24">Table <text:sequence text:ref-name="refTable28" text:name="Table" text:formula="ooow:Table+1" style:num-format="1">29</text:sequence> <text:span text:style-name="T3">Enter</text:span><text:span text:style-name="T4"> your R code you used to import the NIR data into a data table called “NIRData”</text:span></text:p>
      <table:table table:name="Table29" table:style-name="Table29">
        <table:table-column table:style-name="Table29.A"/>
        <table:table-row table:style-name="Table29.1">
          <table:table-cell table:style-name="Table29.A1" office:value-type="string">
            <text:p text:style-name="P6">Enter your answer here</text:p>
            <text:p text:style-name="P4"/>
          </table:table-cell>
        </table:table-row>
      </table:table>
      <text:p text:style-name="Standard"/>
      <text:p text:style-name="Standard">Look at the summary of the NIRData table using the summary() function and look at the first fifteen rows of this table typing NIRData[1:15,]. <text:s/>You will see a few things. Firstly, from the summary, we see that there are measurements that are out-of-range (according to the min. and max. thresholds provided above) and that there are ScanID values of -1. <text:s/>The ScanID of -1 is used in the NIRS system <text:soft-page-break/>when the sample number is not recorded properly. <text:s/>In these cases, the scan (row) needs to be discarded.</text:p>
      <text:p text:style-name="Standard">Secondly, from the summary, there is a variable called DateTime, which refers to the date and time which the NIRS scanned the sample. <text:s/>However, the DateTime variable was automatically assigned as a factor variable when inputted using the read.table() function above. <text:s/>This is not correct as it makes it extremely hard to do anything with it. <text:s/>So, to get this DateTime variable into the correct format and data type, we will re-cast it as a <text:bookmark-start text:name="_Hlk492972103"/>POSIXct <text:bookmark-end text:name="_Hlk492972103"/>data type. <text:s/>The POSIXct data type is the way that RStudio handles date time variables.</text:p>
      <text:p text:style-name="P24">Table <text:sequence text:ref-name="refTable29" text:name="Table" text:formula="ooow:Table+1" style:num-format="1">30</text:sequence> <text:span text:style-name="T3">Use</text:span><text:span text:style-name="T4"> the following R code to correctly assign the DateTime variable to the</text:span> <text:span text:style-name="T4">POSIXct data type. <text:s/>Note that the</text:span> <text:span text:style-name="T4">POSIXct uses input arguments that specify the format which our DateTime uses.</text:span></text:p>
      <table:table table:name="Table30" table:style-name="Table30">
        <table:table-column table:style-name="Table30.A"/>
        <table:table-row table:style-name="Table30.1">
          <table:table-cell table:style-name="Table30.A1" office:value-type="string">
            <text:p text:style-name="P3">NIRData$DateTime &lt;- as.POSIXct(NIRData$DateTime, format = "%Y-%m-%d %H:%M:%S")</text:p>
          </table:table-cell>
        </table:table-row>
      </table:table>
      <text:p text:style-name="Standard"/>
      <text:p text:style-name="Standard">Lastly, when looking at the first fifteen sample rows in the data table, the ScanID refers to the LabID with a decimal suffix (the two digit fractional part) that is the scan number for that LabID. <text:s/>In order to extract the LabID by itself, so we can use it later for grouping, we need to round ScanID down to the lowest integer, which can be achieved with the floor() function in the R base library. <text:s/></text:p>
      <text:p text:style-name="P24">Table <text:sequence text:ref-name="refTable30" text:name="Table" text:formula="ooow:Table+1" style:num-format="1">31</text:sequence> <text:span text:style-name="T3">Use</text:span><text:span text:style-name="T4"> </text:span><text:span text:style-name="T3">transform()</text:span><text:span text:style-name="T4"> with the floor() function applied to ScanID to create a new variable called LabID in the NIRData table. </text:span><text:span text:style-name="T3">Enter </text:span><text:span text:style-name="T4">your R code you used to create the new variable, </text:span><text:span text:style-name="T3">then</text:span><text:span text:style-name="T4"> enter the first fifteen rows of the updated NIRData table.</text:span></text:p>
      <table:table table:name="Table31" table:style-name="Table31">
        <table:table-column table:style-name="Table31.A"/>
        <table:table-row table:style-name="Table31.1">
          <table:table-cell table:style-name="Table31.A1" office:value-type="string">
            <text:p text:style-name="P6">Enter your answer here</text:p>
            <text:p text:style-name="P4"/>
          </table:table-cell>
        </table:table-row>
      </table:table>
      <text:p text:style-name="Standard"/>
      <text:p text:style-name="Standard">In Part A of this assignment, we looked at using pipes to filter out samples with unexpected values and samples with out-of-range measurements. <text:s/>We will use the same methods using a single pipe to filter the NIR data.</text:p>
      <text:p text:style-name="P24">Table <text:sequence text:ref-name="refTable31" text:name="Table" text:formula="ooow:Table+1" style:num-format="1">32</text:sequence> <text:span text:style-name="T3">Use</text:span><text:span text:style-name="T4"> a </text:span><text:span text:style-name="T3">PIPE</text:span><text:span text:style-name="T4"> to sequentially filter the NIR data by filtering </text:span><text:span text:style-name="T7">out</text:span><text:span text:style-name="T4"> any (a) GH values greater than 3.5, (b) NH values greater than 2, (c) any out-of-range values for Pol, Brix, Fibre and Ash and (d) any sample that has a ScanID equal to -1. Save the filtered data to a new data table called NIRData_Filtered. <text:s/></text:span><text:span text:style-name="T3">Enter</text:span><text:span text:style-name="T4"> your R code:</text:span></text:p>
      <table:table table:name="Table32" table:style-name="Table32">
        <table:table-column table:style-name="Table32.A"/>
        <table:table-row table:style-name="Table32.1">
          <table:table-cell table:style-name="Table32.A1" office:value-type="string">
            <text:p text:style-name="P6">Enter your answer here</text:p>
            <text:p text:style-name="P4"/>
          </table:table-cell>
        </table:table-row>
      </table:table>
      <text:p text:style-name="Standard"/>
      <text:p text:style-name="Standard">Now we have a cleaned data set, where there are multiple rows per LabID, a similar case to the Ash data in Part A. <text:s/>We will now finish the tidying by using another pipe to group, summarise and select the NIR data so that we have one averaged result per LabID for each Pol, Brix, Fibre and Ash measurement type. <text:s/>Note, we don’t need to save the GH or NH values, but we do need the DateTime of the <text:span text:style-name="T2">first</text:span> time the LabID was scanned with the NIR.</text:p>
      <text:p text:style-name="P24"><text:soft-page-break/>Table <text:sequence text:ref-name="refTable32" text:name="Table" text:formula="ooow:Table+1" style:num-format="1">33</text:sequence> <text:span text:style-name="T3">Use a PIPE</text:span><text:span text:style-name="T4"> with the <text:s/></text:span><text:span text:style-name="T3">grouped_by()</text:span><text:span text:style-name="T4"> and </text:span><text:span text:style-name="T3">summarize()</text:span><text:span text:style-name="T4"> functions</text:span><text:span text:style-name="T3"> </text:span><text:span text:style-name="T4">on the</text:span> <text:span text:style-name="T4">NIRData_Filtered table</text:span><text:span text:style-name="T3"> </text:span><text:span text:style-name="T4">to produce a data table called NIR_Final which is grouped by LabID and contains, in addition to the grouped variable, the first DateTime for each group as well as the corresponding mean values for Pol, Brix, Fibre and Ash (i.e. the group means). Hint: the min() function returns the earliest date/time when applied to a date/time type variable. </text:span><text:span text:style-name="T3">Enter</text:span><text:span text:style-name="T4"> your R code you used </text:span><text:span text:style-name="T3">then</text:span><text:span text:style-name="T4"> enter the first fifteen rows of the updated NIR_Final table:</text:span></text:p>
      <table:table table:name="Table33" table:style-name="Table33">
        <table:table-column table:style-name="Table33.A"/>
        <table:table-row table:style-name="Table33.1">
          <table:table-cell table:style-name="Table33.A1" office:value-type="string">
            <text:p text:style-name="P6">Enter your answer here</text:p>
            <text:p text:style-name="P25"/>
          </table:table-cell>
        </table:table-row>
      </table:table>
      <text:p text:style-name="Standard"/>
      <text:p text:style-name="Standard">Note, because we have pipes that filter and summarise data, we could have piped both pipes together to make a single pipe.</text:p>
      <text:p text:style-name="P24">Table <text:sequence text:ref-name="refTable33" text:name="Table" text:formula="ooow:Table+1" style:num-format="1">34</text:sequence> <text:span text:style-name="T3">Discuss </text:span><text:span text:style-name="T4">the advantages of combining PIPES when handling very large datasets</text:span></text:p>
      <table:table table:name="Table34" table:style-name="Table34">
        <table:table-column table:style-name="Table34.A"/>
        <table:table-row table:style-name="Table34.1">
          <table:table-cell table:style-name="Table34.A1" office:value-type="string">
            <text:p text:style-name="P6">Enter your answer here</text:p>
            <text:p text:style-name="P26"/>
          </table:table-cell>
        </table:table-row>
      </table:table>
      <text:p text:style-name="Standard"/>
      <text:p text:style-name="Standard">Finally, save the NIR_Final data table to a csv file.</text:p>
      <text:p text:style-name="P24">Table <text:sequence text:ref-name="refTable34" text:name="Table" text:formula="ooow:Table+1" style:num-format="1">35</text:sequence> <text:span text:style-name="T3">Enter </text:span><text:span text:style-name="T4">your R code to save the NIR_Final data table to a csv file on disk. </text:span></text:p>
      <table:table table:name="Table35" table:style-name="Table35">
        <table:table-column table:style-name="Table35.A"/>
        <table:table-row table:style-name="Table35.1">
          <table:table-cell table:style-name="Table35.A1" office:value-type="string">
            <text:p text:style-name="P6">Enter your answer here</text:p>
            <text:p text:style-name="P4"><text:bookmark text:name="_GoBac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Calibri" fo:font-family="Calibri" style:font-family-generic="roman" style:font-pitch="variable" fo:font-size="10pt" fo:language="en" fo:country="US" style:font-name-asian="F"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28cm" fo:margin-top="0cm" fo:margin-bottom="0.014cm" style:run-through="background" style:wrap="run-through" style:number-wrapped-paragraphs="no-limit"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draw:frame draw:style-name="Mfr1" draw:name="Picture 80" text:anchor-type="char" svg:y="-1.254cm" svg:width="20.997cm" svg:height="1.998cm" draw:z-index="13"><draw:image xlink:href="Pictures/10000000000009B0000000ECF260847B08C23FB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11</meta:editing-cycles>
    <meta:creation-date>2018-02-02T07:45:00</meta:creation-date>
    <dc:date>2018-02-10T00:49:40.089789656</dc:date>
    <meta:editing-duration>PT6H28M</meta:editing-duration>
    <meta:generator>LibreOffice/5.1.6.2$Linux_X86_64 LibreOffice_project/10m0$Build-2</meta:generator>
    <meta:document-statistic meta:table-count="35" meta:image-count="1" meta:object-count="0" meta:page-count="14" meta:paragraph-count="213" meta:word-count="4581" meta:character-count="28294" meta:non-whitespace-character-count="237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